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_32__20_Dots_20_1_20_Dash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_32__20_Dots_20_1_20_Dash" svg:stroke-color="#3465a4" draw:fill="solid" draw:fill-color="#dd4814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_32__20_Dots_20_1_20_Dash" svg:stroke-color="#ff3333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_32__20_Dots_20_1_20_Dash" svg:stroke-color="#ff3333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svg:stroke-color="#dd4814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Fine_20_Dashed" svg:stroke-color="#3333ff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Fine_20_Dashed" svg:stroke-color="#0000ff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solid" draw:stroke-dash="Fine_20_Dashed" svg:stroke-width="0cm" svg:stroke-color="#dd4814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="solid" draw:stroke-dash="Fine_20_Dashed" svg:stroke-color="#ff420e" draw:marker-end="Arrow" draw:marker-end-width="0.3cm" draw:fill="none" draw:textarea-vertical-align="middle"/>
    </style:style>
    <style:style style:name="gr23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4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5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9.906cm" svg:x="8.747cm" svg:y="49.387cm">
          <text:p text:style-name="P1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17.526cm" svg:height="34.036cm" svg:x="8.747cm" svg:y="5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3.81cm" svg:height="3.81cm" svg:x="2.27cm" svg:y="2.27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3.81cm" svg:height="3.81cm" svg:x="2.27cm" svg:y="8.62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4.175cm" svg:y1="6.08cm" svg:x2="4.175cm" svg:y2="8.62cm" draw:start-shape="id1" draw:start-glue-point="6" draw:end-shape="id2" svg:d="M4175 6080v2540" svg:viewBox="0 0 1 2541">
          <text:p/>
        </draw:connector>
        <draw:custom-shape draw:style-name="gr3" draw:text-style-name="P1" xml:id="id3" draw:id="id3" draw:layer="layout" svg:width="3.81cm" svg:height="1.27cm" svg:x="8.62cm" svg:y="9.89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6.35cm" svg:height="1.397cm" svg:x="1cm" svg:y="14.97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08cm" svg:y1="10.525cm" svg:x2="8.62cm" svg:y2="10.525cm" draw:start-shape="id2" draw:start-glue-point="7" draw:end-shape="id3" draw:end-glue-point="5" svg:d="M6080 10525h2540" svg:viewBox="0 0 2541 1">
          <text:p/>
        </draw:connector>
        <draw:connector draw:style-name="gr5" draw:text-style-name="P1" draw:layer="layout" svg:x1="4.175cm" svg:y1="12.43cm" svg:x2="4.175cm" svg:y2="14.97cm" draw:start-shape="id2" draw:start-glue-point="6" draw:end-shape="id4" draw:end-glue-point="4" svg:d="M4175 12430v2540" svg:viewBox="0 0 1 2541">
          <text:p/>
        </draw:connector>
        <draw:connector draw:style-name="gr5" draw:text-style-name="P1" draw:layer="layout" svg:x1="4.175cm" svg:y1="16.367cm" svg:x2="5.446cm" svg:y2="18.78cm" draw:start-shape="id4" draw:start-glue-point="6" draw:end-shape="id5" draw:end-glue-point="0" svg:d="M4175 16367v1207h1271v1206" svg:viewBox="0 0 1272 2414">
          <text:p/>
        </draw:connector>
        <draw:custom-shape draw:style-name="gr3" draw:text-style-name="P1" xml:id="id5" draw:id="id5" draw:layer="layout" svg:width="6.348cm" svg:height="1.268cm" svg:x="2.272cm" svg:y="18.78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7.62cm" svg:height="1.27cm" svg:x="3.54cm" svg:y="22.59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446cm" svg:y1="20.048cm" svg:x2="7.35cm" svg:y2="22.59cm" draw:start-shape="id5" draw:start-glue-point="6" draw:end-shape="id6" draw:end-glue-point="4" svg:d="M5446 20048v1272h1904v1270" svg:viewBox="0 0 1905 2543">
          <text:p/>
        </draw:connector>
        <draw:custom-shape draw:style-name="gr3" draw:text-style-name="P1" xml:id="id7" draw:id="id7" draw:layer="layout" svg:width="11.428cm" svg:height="1.268cm" svg:x="4.812cm" svg:y="26.4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7.35cm" svg:y1="23.86cm" svg:x2="10.526cm" svg:y2="26.4cm" draw:start-shape="id6" draw:start-glue-point="6" draw:end-shape="id7" svg:d="M7350 23860v1271h3176v1269" svg:viewBox="0 0 3177 2541">
          <text:p/>
        </draw:connector>
        <draw:custom-shape draw:style-name="gr3" draw:text-style-name="P1" xml:id="id8" draw:id="id8" draw:layer="layout" svg:width="10.16cm" svg:height="1.27cm" svg:x="6.08cm" svg:y="30.21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526cm" svg:y1="27.668cm" svg:x2="11.16cm" svg:y2="30.21cm" draw:start-shape="id7" draw:start-glue-point="6" draw:end-shape="id8" draw:end-glue-point="4" svg:d="M10526 27668v1272h634v1270" svg:viewBox="0 0 635 2543">
          <text:p/>
        </draw:connector>
        <draw:connector draw:style-name="gr6" draw:text-style-name="P1" draw:layer="layout" svg:x1="42.923cm" svg:y1="4.835cm" svg:x2="53.049cm" svg:y2="4.801cm" svg:d="M42923 4835h5063v-34h5063" svg:viewBox="0 0 10127 35">
          <text:p text:style-name="P1">Holds a reference</text:p>
        </draw:connector>
        <draw:connector draw:style-name="gr7" draw:text-style-name="P1" draw:layer="layout" svg:x1="42.874cm" svg:y1="3.55cm" svg:x2="53.049cm" svg:y2="3.591cm" svg:d="M42874 3550h5088v41h5087" svg:viewBox="0 0 10176 42">
          <text:p text:style-name="P1">Owns</text:p>
        </draw:connector>
        <draw:custom-shape draw:style-name="gr8" draw:text-style-name="P1" draw:layer="layout" svg:width="5.08cm" svg:height="3.81cm" svg:x="2.272cm" svg:y="69.58cm">
          <text:p text:style-name="P1">Phys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2cm" svg:y="59.42cm">
          <text:p text:style-name="P1">Event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2cm" svg:y="89.9cm">
          <text:p text:style-name="P1">Graph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4cm" svg:y="64.5cm">
          <text:p text:style-name="P1">Logic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6cm" svg:y="84.82cm">
          <text:p text:style-name="P1">Transform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5" draw:id="id25" draw:layer="layout" svg:width="5.08cm" svg:height="3.81cm" svg:x="8.62cm" svg:y="44.18cm">
          <text:p text:style-name="P1">Previous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6" draw:id="id26" draw:layer="layout" svg:width="5.08cm" svg:height="3.81cm" svg:x="14.966cm" svg:y="44.18cm">
          <text:p text:style-name="P1">Curren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7" draw:id="id27" draw:layer="layout" svg:width="5.08cm" svg:height="3.81cm" svg:x="21.32cm" svg:y="44.182cm">
          <text:p text:style-name="P1">Nex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9" draw:id="id9" draw:layer="layout" svg:width="5.08cm" svg:height="3.81cm" svg:x="8.62cm" svg:y="59.42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3" draw:id="id13" draw:layer="layout" svg:width="5.08cm" svg:height="3.81cm" svg:x="21.32cm" svg:y="64.5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1" draw:id="id11" draw:layer="layout" svg:width="5.08cm" svg:height="3.808cm" svg:x="14.97cm" svg:y="64.50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4.972cm" svg:y="89.9cm">
          <text:p text:style-name="P1">Draw state 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0" draw:id="id10" draw:layer="layout" svg:width="5.08cm" svg:height="3.81cm" svg:x="14.97cm" svg:y="59.42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2" draw:id="id12" draw:layer="layout" svg:width="5.08cm" svg:height="3.808cm" svg:x="14.97cm" svg:y="69.58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5" draw:id="id15" draw:layer="layout" svg:width="5.08cm" svg:height="3.81cm" svg:x="21.32cm" svg:y="74.66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19.05cm" svg:height="5.08cm" svg:x="1.635cm" svg:y="89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9.05cm" svg:height="5.08cm" svg:x="1.635cm" svg:y="6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08cm" svg:height="2.54cm" svg:x="2.27cm" svg:y="112.76cm">
          <text:p text:style-name="P1">Sprint 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3.7cm" svg:y1="61.325cm" svg:x2="14.97cm" svg:y2="61.325cm" draw:start-shape="id9" draw:start-glue-point="7" draw:end-shape="id10" draw:end-glue-point="5" svg:d="M13700 61325h1270" svg:viewBox="0 0 1271 1">
          <text:p/>
        </draw:connector>
        <draw:connector draw:style-name="gr13" draw:text-style-name="P1" draw:layer="layout" svg:x1="17.51cm" svg:y1="63.23cm" svg:x2="17.51cm" svg:y2="64.502cm" draw:start-shape="id10" draw:start-glue-point="6" draw:end-shape="id11" draw:end-glue-point="4" svg:d="M17510 63230v1272" svg:viewBox="0 0 1 1273">
          <text:p/>
        </draw:connector>
        <draw:connector draw:style-name="gr13" draw:text-style-name="P1" draw:layer="layout" svg:x1="17.51cm" svg:y1="68.31cm" svg:x2="17.51cm" svg:y2="69.582cm" draw:start-shape="id11" draw:start-glue-point="6" draw:end-shape="id12" draw:end-glue-point="4" svg:d="M17510 68310v1272" svg:viewBox="0 0 1 1273">
          <text:p/>
        </draw:connector>
        <draw:connector draw:style-name="gr13" draw:text-style-name="P1" draw:layer="layout" svg:x1="20.05cm" svg:y1="66.406cm" svg:x2="21.32cm" svg:y2="66.405cm" draw:start-shape="id11" draw:start-glue-point="7" draw:end-shape="id13" draw:end-glue-point="5" svg:d="M20050 66406h636v-1h634" svg:viewBox="0 0 1271 2">
          <text:p/>
        </draw:connector>
        <draw:connector draw:style-name="gr13" draw:text-style-name="P1" draw:layer="layout" svg:x1="20.05cm" svg:y1="76.566cm" svg:x2="21.32cm" svg:y2="76.565cm" draw:start-shape="id14" draw:end-shape="id15" draw:end-glue-point="5" svg:d="M20050 76566h636v-1h634" svg:viewBox="0 0 1271 2">
          <text:p/>
        </draw:connector>
        <draw:custom-shape draw:style-name="gr8" draw:text-style-name="P1" xml:id="id14" draw:id="id14" draw:layer="layout" svg:width="5.08cm" svg:height="3.808cm" svg:x="14.97cm" svg:y="74.662cm">
          <text:p text:style-name="P1">Integrate then</text:p>
          <text:p text:style-name="P1">resolve collis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7.51cm" svg:y1="73.39cm" svg:x2="17.51cm" svg:y2="74.662cm" draw:start-shape="id12" draw:start-glue-point="6" draw:end-shape="id14" draw:end-glue-point="4" svg:d="M17510 73390v1272" svg:viewBox="0 0 1 1273">
          <text:p/>
        </draw:connector>
        <draw:custom-shape draw:style-name="gr8" draw:text-style-name="P1" xml:id="id16" draw:id="id16" draw:layer="layout" svg:width="5.08cm" svg:height="3.808cm" svg:x="21.32cm" svg:y="79.742cm">
          <text:p text:style-name="P1">To create state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20.05cm" svg:y1="76.566cm" svg:x2="21.32cm" svg:y2="81.646cm" draw:start-shape="id14" draw:start-glue-point="7" draw:end-shape="id16" svg:d="M20050 76566h636v5080h634" svg:viewBox="0 0 1271 5081">
          <text:p/>
        </draw:connector>
        <draw:custom-shape draw:style-name="gr8" draw:text-style-name="P1" xml:id="id17" draw:id="id17" draw:layer="layout" svg:width="5.08cm" svg:height="3.81cm" svg:x="55.61cm" svg:y="3.542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0" draw:id="id20" draw:layer="layout" svg:width="5.08cm" svg:height="3.81cm" svg:x="68.31cm" svg:y="3.54cm">
          <draw:glue-point draw:id="8" svg:x="-2.509cm" svg:y="5cm"/>
          <draw:glue-point draw:id="9" svg:x="2.423cm" svg:y="5cm"/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9" draw:id="id19" draw:layer="layout" svg:width="5.08cm" svg:height="3.81cm" svg:x="61.96cm" svg:y="13.7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5.08cm" svg:height="3.81cm" svg:x="61.96cm" svg:y="3.54cm">
          <text:p text:style-name="P1">Componen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60.69cm" svg:y1="5.447cm" svg:x2="61.96cm" svg:y2="5.445cm" draw:start-shape="id17" draw:start-glue-point="7" draw:end-shape="id18" draw:end-glue-point="5" svg:d="M60690 5447h636v-2h634" svg:viewBox="0 0 1271 3">
          <text:p/>
        </draw:connector>
        <draw:connector draw:style-name="gr5" draw:text-style-name="P1" draw:layer="layout" svg:x1="58.15cm" svg:y1="7.352cm" svg:x2="61.96cm" svg:y2="15.605cm" draw:start-shape="id17" draw:start-glue-point="6" draw:end-shape="id19" draw:end-glue-point="5" svg:d="M58150 7352v8253h3810" svg:viewBox="0 0 3811 8254">
          <text:p/>
        </draw:connector>
        <draw:connector draw:style-name="gr13" draw:text-style-name="P1" draw:layer="layout" svg:x1="67.04cm" svg:y1="5.445cm" svg:x2="68.31cm" svg:y2="5.445cm" draw:start-shape="id18" draw:start-glue-point="7" draw:end-shape="id20" draw:end-glue-point="5" svg:d="M67040 5445h1270" svg:viewBox="0 0 1271 1">
          <text:p/>
        </draw:connector>
        <draw:custom-shape draw:style-name="gr8" draw:text-style-name="P1" xml:id="id23" draw:id="id23" draw:layer="layout" svg:width="5.08cm" svg:height="3.81cm" svg:x="74.66cm" svg:y="8.62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1" draw:id="id21" draw:layer="layout" svg:width="5.08cm" svg:height="3.81cm" svg:x="61.96cm" svg:y="8.62cm">
          <text:p text:style-name="P1">Entit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60.69cm" svg:y1="5.447cm" svg:x2="61.96cm" svg:y2="10.525cm" draw:end-shape="id21" draw:end-glue-point="5" svg:d="M60690 5447h385v5078h885" svg:viewBox="0 0 1271 5079">
          <text:p/>
        </draw:connector>
        <draw:connector draw:style-name="gr13" draw:text-style-name="P1" draw:layer="layout" svg:x1="67.04cm" svg:y1="10.525cm" svg:x2="68.31cm" svg:y2="10.525cm" draw:start-shape="id21" draw:start-glue-point="7" draw:end-shape="id22" draw:end-glue-point="5" svg:d="M67040 10525h1270" svg:viewBox="0 0 1271 1">
          <text:p/>
        </draw:connector>
        <draw:custom-shape draw:style-name="gr8" draw:text-style-name="P1" xml:id="id22" draw:id="id22" draw:layer="layout" svg:width="5.08cm" svg:height="3.81cm" svg:x="68.31cm" svg:y="8.62cm">
          <draw:glue-point draw:id="8" svg:x="2.5cm" svg:y="5cm"/>
          <draw:glue-point draw:id="9" svg:x="-2.5cm" svg:y="5cm"/>
          <draw:glue-point draw:id="10" svg:x="2.5cm" svg:y="-5cm"/>
          <draw:glue-point draw:id="11" svg:x="-2.5cm" svg:y="-5cm"/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4" draw:id="id24" draw:layer="layout" svg:width="5.08cm" svg:height="3.81cm" svg:x="74.662cm" svg:y="3.542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svg:x1="73.39cm" svg:y1="10.525cm" svg:x2="74.66cm" svg:y2="10.525cm" draw:start-shape="id22" draw:start-glue-point="7" draw:end-shape="id23" draw:end-glue-point="5" svg:d="M73390 10525h1270" svg:viewBox="0 0 1271 1">
          <text:p/>
        </draw:connector>
        <draw:connector draw:style-name="gr14" draw:text-style-name="P1" draw:layer="layout" svg:x1="73.39cm" svg:y1="5.445cm" svg:x2="74.662cm" svg:y2="5.447cm" draw:start-shape="id20" draw:start-glue-point="7" draw:end-shape="id24" draw:end-glue-point="5" svg:d="M73390 5445h637v2h635" svg:viewBox="0 0 1273 3">
          <text:p/>
        </draw:connector>
        <draw:connector draw:style-name="gr15" draw:text-style-name="P1" draw:layer="layout" svg:x1="64.5cm" svg:y1="13.7cm" svg:x2="69.58cm" svg:y2="12.43cm" draw:start-shape="id19" draw:start-glue-point="4" draw:end-shape="id22" draw:end-glue-point="9" svg:d="M64500 13700v-634h5080v-636" svg:viewBox="0 0 5081 1271">
          <text:p/>
        </draw:connector>
        <draw:connector draw:style-name="gr15" draw:text-style-name="P1" draw:layer="layout" svg:x1="69.58cm" svg:y1="8.62cm" svg:x2="69.576cm" svg:y2="7.35cm" draw:start-shape="id22" draw:start-glue-point="11" draw:end-shape="id20" draw:end-glue-point="8" svg:d="M69580 8620v-634h-4v-636" svg:viewBox="0 0 5 1271">
          <text:p/>
        </draw:connector>
        <draw:connector draw:style-name="gr16" draw:text-style-name="P1" draw:layer="layout" draw:line-skew="0.133cm" svg:x1="77.2cm" svg:y1="12.43cm" svg:x2="70.85cm" svg:y2="12.43cm" draw:start-shape="id23" draw:start-glue-point="6" draw:end-shape="id22" draw:end-glue-point="6" svg:d="M77200 12430v635h-6350v-635" svg:viewBox="0 0 6351 636">
          <text:p/>
        </draw:connector>
        <draw:connector draw:style-name="gr16" draw:text-style-name="P1" draw:layer="layout" svg:x1="70.85cm" svg:y1="8.62cm" svg:x2="70.85cm" svg:y2="7.35cm" draw:start-shape="id22" draw:start-glue-point="4" draw:end-shape="id20" draw:end-glue-point="6" svg:d="M70850 8620v-1270" svg:viewBox="0 0 1 1271">
          <text:p/>
        </draw:connector>
        <draw:connector draw:style-name="gr17" draw:text-style-name="P1" draw:layer="layout" svg:x1="69.533cm" svg:y1="16.228cm" svg:x2="77.219cm" svg:y2="16.233cm" svg:d="M69533 16228h3843v5h3843" svg:viewBox="0 0 7687 6">
          <text:p text:style-name="P1">Global Event Flow</text:p>
        </draw:connector>
        <draw:connector draw:style-name="gr18" draw:text-style-name="P1" draw:layer="layout" svg:x1="69.534cm" svg:y1="17.505cm" svg:x2="77.22cm" svg:y2="17.51cm" svg:d="M69534 17505h3843v5h3843" svg:viewBox="0 0 7687 6">
          <text:p text:style-name="P1">Entity Event Flow</text:p>
        </draw:connector>
        <draw:connector draw:style-name="gr19" draw:text-style-name="P1" draw:layer="layout" svg:x1="69.535cm" svg:y1="18.775cm" svg:x2="77.221cm" svg:y2="18.78cm" svg:d="M69535 18775h3843v5h3843" svg:viewBox="0 0 7687 6">
          <text:p text:style-name="P1">Component Event Flow</text:p>
        </draw:connector>
        <draw:connector draw:style-name="gr20" draw:text-style-name="P1" draw:layer="layout" draw:line-skew="0.131cm" svg:x1="77.202cm" svg:y1="7.352cm" svg:x2="72.08cm" svg:y2="7.35cm" draw:start-shape="id24" draw:end-shape="id20" draw:end-glue-point="9" svg:d="M77202 7352v633h-5122v-635" svg:viewBox="0 0 5123 636">
          <text:p/>
        </draw:connector>
        <draw:connector draw:style-name="gr21" draw:text-style-name="P1" draw:layer="layout" svg:x1="13.7cm" svg:y1="46.085cm" svg:x2="14.966cm" svg:y2="46.085cm" draw:start-shape="id25" draw:start-glue-point="7" draw:end-shape="id26" draw:end-glue-point="5" svg:d="M13700 46085h1266" svg:viewBox="0 0 1267 1">
          <text:p/>
        </draw:connector>
        <draw:connector draw:style-name="gr22" draw:text-style-name="P1" draw:layer="layout" svg:x1="20.046cm" svg:y1="46.085cm" svg:x2="21.32cm" svg:y2="46.087cm" draw:start-shape="id26" draw:start-glue-point="7" draw:end-shape="id27" draw:end-glue-point="5" svg:d="M20046 46085h638v2h636" svg:viewBox="0 0 1275 3">
          <text:p/>
        </draw:connector>
        <draw:custom-shape draw:style-name="gr8" draw:text-style-name="P1" draw:layer="layout" svg:width="5.08cm" svg:height="3.81cm" svg:x="2.272cm" svg:y="49.26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36" draw:id="id36" draw:layer="layout" svg:width="5.08cm" svg:height="3.81cm" svg:x="8.62cm" svg:y="49.26cm">
          <text:p text:style-name="P1">Handle all OS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draw:layer="layout" svg:width="4.826cm" svg:height="2.286cm" svg:x="2.397cm" svg:y="109.077cm">
          <text:p text:style-name="P1">System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1" draw:layer="layout" svg:width="4.825cm" svg:height="2.286cm" svg:x="2.398cm" svg:y="105.267cm">
          <text:p text:style-name="P1">Non- System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xml:id="id35" draw:id="id35" draw:layer="layout" svg:width="5.08cm" svg:height="3.81cm" svg:x="14.97cm" svg:y="49.26cm">
          <text:p text:style-name="P1">Create events to</text:p>
          <text:p text:style-name="P1">be process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7.526cm" svg:height="4.826cm" svg:x="8.747cm" svg:y="93.83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338cm" svg:y="54.34cm">
          <text:p text:style-name="P1">Space 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33" draw:id="id33" draw:layer="layout" svg:width="5.08cm" svg:height="3.81cm" svg:x="8.62cm" svg:y="54.34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8" draw:id="id28" draw:layer="layout" svg:width="3.81cm" svg:height="3.81cm" svg:x="26.402cm" svg:y="3.54cm">
          <text:p text:style-name="P1">Engi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29" draw:id="id29" draw:layer="layout" svg:width="3.81cm" svg:height="3.81cm" svg:x="31.482cm" svg:y="3.54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3.81cm" svg:height="3.81cm" svg:x="31.482cm" svg:y="8.62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3.81cm" svg:height="3.81cm" svg:x="36.562cm" svg:y="8.62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.81cm" svg:height="3.81cm" svg:x="31.48cm" svg:y="13.7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30.212cm" svg:y1="5.445cm" svg:x2="31.482cm" svg:y2="5.445cm" draw:start-shape="id28" draw:start-glue-point="7" draw:end-shape="id29" draw:end-glue-point="5" svg:d="M30212 5445h1270" svg:viewBox="0 0 1271 1">
          <text:p/>
        </draw:connector>
        <draw:connector draw:style-name="gr5" draw:text-style-name="P1" draw:layer="layout" svg:x1="30.212cm" svg:y1="5.445cm" svg:x2="31.482cm" svg:y2="10.525cm" draw:start-shape="id28" draw:start-glue-point="7" draw:end-shape="id30" svg:d="M30212 5445h636v5080h634" svg:viewBox="0 0 1271 5081">
          <text:p/>
        </draw:connector>
        <draw:connector draw:style-name="gr5" draw:text-style-name="P1" draw:layer="layout" svg:x1="35.292cm" svg:y1="10.525cm" svg:x2="36.562cm" svg:y2="10.525cm" draw:start-shape="id30" draw:start-glue-point="7" draw:end-shape="id31" draw:end-glue-point="5" svg:d="M35292 10525h1270" svg:viewBox="0 0 1271 1">
          <text:p/>
        </draw:connector>
        <draw:connector draw:style-name="gr25" draw:text-style-name="P1" draw:layer="layout" svg:x1="33.387cm" svg:y1="12.43cm" svg:x2="33.385cm" svg:y2="13.7cm" draw:start-shape="id30" draw:start-glue-point="6" draw:end-shape="id32" svg:d="M33387 12430v636h-2v634" svg:viewBox="0 0 3 1271">
          <text:p/>
        </draw:connector>
        <draw:connector draw:style-name="gr26" draw:text-style-name="P1" draw:layer="layout" draw:line-skew="-0.134cm" svg:x1="38.467cm" svg:y1="8.62cm" svg:x2="33.387cm" svg:y2="8.62cm" draw:start-shape="id31" draw:start-glue-point="4" draw:end-shape="id30" draw:end-glue-point="4" svg:d="M38467 8620v-635h-5080v635" svg:viewBox="0 0 5081 636">
          <text:p/>
        </draw:connector>
        <draw:connector draw:style-name="gr27" draw:text-style-name="P1" draw:layer="layout" draw:line-skew="0.131cm" svg:x1="35.29cm" svg:y1="15.605cm" svg:x2="40.372cm" svg:y2="10.525cm" draw:start-shape="id32" draw:start-glue-point="7" draw:end-shape="id31" draw:end-glue-point="7" svg:d="M35290 15605h5715v-5080h-633" svg:viewBox="0 0 5716 5081">
          <text:p/>
        </draw:connector>
        <draw:custom-shape draw:style-name="gr8" draw:text-style-name="P1" xml:id="id34" draw:id="id34" draw:layer="layout" svg:width="5.08cm" svg:height="3.81cm" svg:x="14.972cm" svg:y="54.34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13.7cm" svg:y1="56.245cm" svg:x2="14.972cm" svg:y2="56.245cm" draw:start-shape="id33" draw:start-glue-point="7" draw:end-shape="id34" draw:end-glue-point="5" svg:d="M13700 56245h1272" svg:viewBox="0 0 1273 1">
          <text:p/>
        </draw:connector>
        <draw:connector draw:style-name="gr13" draw:text-style-name="P1" draw:layer="layout" svg:x1="17.51cm" svg:y1="53.07cm" svg:x2="17.512cm" svg:y2="54.34cm" draw:start-shape="id35" draw:start-glue-point="6" draw:end-shape="id34" draw:end-glue-point="4" svg:d="M17510 53070v636h2v634" svg:viewBox="0 0 3 1271">
          <text:p/>
        </draw:connector>
        <draw:connector draw:style-name="gr12" draw:text-style-name="P1" draw:layer="layout" svg:x1="13.7cm" svg:y1="51.165cm" svg:x2="14.97cm" svg:y2="51.165cm" draw:start-shape="id36" draw:start-glue-point="7" draw:end-shape="id35" draw:end-glue-point="5" svg:d="M13700 51165h1270" svg:viewBox="0 0 1271 1">
          <text:p/>
        </draw:connector>
        <draw:custom-shape draw:style-name="gr8" draw:text-style-name="P1" draw:layer="layout" svg:width="5.08cm" svg:height="3.81cm" svg:x="2.274cm" svg:y="94.98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4.974cm" svg:y="94.98cm">
          <text:p text:style-name="P1">Swap buff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6T18:07:07.047252580</dc:date>
    <meta:editing-duration>PT3H43M46S</meta:editing-duration>
    <meta:editing-cycles>17</meta:editing-cycles>
    <meta:generator>LibreOffice/4.2.3.3$Linux_X86_64 LibreOffice_project/420m0$Build-3</meta:generator>
    <meta:document-statistic meta:object-count="96"/>
  </office:meta>
</office:document-meta>
</file>